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447cm" table:align="left" style:writing-mode="lr-tb"/>
    </style:style>
    <style:style style:name="Table1.A" style:family="table-column">
      <style:table-column-properties style:column-width="17.447cm"/>
    </style:style>
    <style:style style:name="Table1.A1" style:family="table-cell">
      <style:table-cell-properties fo:padding="0.049cm" fo:border="1pt solid #000000"/>
    </style:style>
    <style:style style:name="Table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Text_20_body">
      <style:paragraph-properties>
        <style:tab-stops>
          <style:tab-stop style:position="5.398cm"/>
        </style:tab-stops>
      </style:paragraph-properties>
      <style:text-properties style:font-name="Verdana" fo:font-size="10pt" officeooo:rsid="001e841b" style:font-size-asian="10pt" style:font-size-complex="10pt"/>
    </style:style>
    <style:style style:name="P4" style:family="paragraph" style:parent-style-name="Text_20_body">
      <style:text-properties style:font-name="Verdana" fo:font-size="10pt" style:font-size-asian="8.75pt" style:font-size-complex="10pt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Verdana" fo:font-size="10pt" style:font-size-asian="10pt" style:font-size-complex="10pt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Verdana" fo:font-size="10pt" officeooo:rsid="00241dbe" officeooo:paragraph-rsid="00241dbe" style:font-size-asian="10pt" style:font-size-complex="10pt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Verdana" fo:font-size="10pt" officeooo:rsid="00255029" officeooo:paragraph-rsid="00255029" style:font-size-asian="10pt" style:font-size-complex="10pt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Verdana" fo:font-size="10pt" fo:font-weight="bold" style:font-size-asian="10pt" style:font-size-complex="10pt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Verdana" fo:font-size="10pt" fo:font-weight="bold" officeooo:paragraph-rsid="0021c29f" style:font-size-asian="10pt" style:font-size-complex="10pt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Verdana" fo:font-size="10pt" fo:font-weight="bold" officeooo:rsid="0021c29f" officeooo:paragraph-rsid="0021c29f" style:font-size-asian="10pt" style:font-size-complex="10pt"/>
    </style:style>
    <style:style style:name="P11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officeooo:rsid="0021c29f" style:font-size-asian="10pt" style:font-size-complex="10pt"/>
    </style:style>
    <style:style style:name="P13" style:family="paragraph" style:parent-style-name="Table_20_Contents">
      <style:paragraph-properties fo:margin-left="0.635cm" fo:margin-right="0cm" fo:margin-top="0cm" fo:margin-bottom="0.499cm" loext:contextual-spacing="false" fo:text-indent="0cm" style:auto-text-indent="false"/>
      <style:text-properties style:font-name="Verdana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Verdana" fo:font-size="14pt" officeooo:rsid="0021c29f" officeooo:paragraph-rsid="0021c29f" style:font-size-asian="14pt" style:font-size-complex="14pt"/>
    </style:style>
    <style:style style:name="P15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Verdana" fo:font-size="10pt" officeooo:rsid="00255029" officeooo:paragraph-rsid="00255029" style:font-size-asian="10pt" style:font-size-complex="10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17" style:family="paragraph" style:parent-style-name="Table_20_Contents">
      <style:paragraph-properties fo:margin-top="0cm" fo:margin-bottom="0.499cm" loext:contextual-spacing="false"/>
      <style:text-properties style:font-name="Verdana" fo:font-size="10pt" officeooo:rsid="00255029" officeooo:paragraph-rsid="00255029" style:font-size-asian="10pt" style:font-size-complex="10pt"/>
    </style:style>
    <style:style style:name="P18" style:family="paragraph" style:parent-style-name="Table_20_Contents">
      <style:paragraph-properties fo:margin-top="0cm" fo:margin-bottom="0.499cm" loext:contextual-spacing="false"/>
      <style:text-properties style:font-name="Verdana" fo:font-size="10pt" officeooo:rsid="002732e8" officeooo:paragraph-rsid="002732e8" style:font-size-asian="10pt" style:font-size-complex="10pt"/>
    </style:style>
    <style:style style:name="P19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Verdana" fo:font-size="10pt" officeooo:rsid="00255029" officeooo:paragraph-rsid="00255029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21c29f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officeooo:rsid="0021c29f"/>
    </style:style>
    <style:style style:name="T5" style:family="text">
      <style:text-properties officeooo:rsid="0023a459"/>
    </style:style>
    <style:style style:name="T6" style:family="text">
      <style:text-properties officeooo:rsid="002550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S 192 AY 201<text:span text:style-name="T6">5</text:span>-201<text:span text:style-name="T6">6</text:span></text:p>
      <text:p text:style-name="P14">Lessons Learned Report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Prepared by: <text:span text:style-name="T5">Matthew Lopez</text:span></text:p>
            <text:p text:style-name="P9">Date: <text:span text:style-name="T5">March 21, 2016</text:span></text:p>
            <text:p text:style-name="P8">Project Name: <text:span text:style-name="T5">Watudu</text:span></text:p>
            <text:p text:style-name="P10">Client: <text:span text:style-name="T5">Annette Lagman</text:span></text:p>
            <text:p text:style-name="P10">Sprint Number: <text:span text:style-name="T5">4</text:span></text:p>
          </table:table-cell>
        </table:table-row>
        <table:table-row>
          <table:table-cell table:style-name="Table1.A2" office:value-type="string">
            <text:p text:style-name="P13"><text:span text:style-name="T2">1</text:span>. <text:span text:style-name="T3"><text:s/></text:span><text:span text:style-name="T4">What were the main lessons your team learned in this sprint?</text:span></text:p>
            <text:p text:style-name="P7">&gt; Learn to estimate the difficulty of a certain feature better</text:p>
            <text:p text:style-name="P7">&gt; Learn to study the front end part, especially Javascript and Semantic UI</text:p>
            <text:p text:style-name="P7">&gt; Learned how to inject Semantic UI into rails code</text:p>
            <text:p text:style-name="P7">&gt; Learned how to make a Search functionality</text:p>
            <text:p text:style-name="P18">&gt; CSS frameworks should not be mixed</text:p>
            <text:p text:style-name="P5"/>
            <text:p text:style-name="P12">2. <text:s text:c="2"/>Describe one example of what went right in this sprint.</text:p>
            <text:p text:style-name="P6"><text:span text:style-name="T6">&gt; </text:span>Almost all functionalities are there, prototype exists</text:p>
            <text:p text:style-name="P7">&gt; Semantic UI responds nicely with the app</text:p>
            <text:p text:style-name="P7">&gt; Most of the user stories are done, since most are extensions from previous sprints</text:p>
            <text:p text:style-name="P5"/>
            <text:p text:style-name="P11"><text:span text:style-name="T2">3</text:span>.<text:span text:style-name="T3"> <text:s text:c="3"/></text:span>Describe one example of what went wrong <text:span text:style-name="T2">in</text:span> this <text:span text:style-name="T2">sprint</text:span>.</text:p>
            <text:p text:style-name="P15">&gt; Some segments of Semantic UI do not jive well into the rails code</text:p>
            <text:p text:style-name="P15">&gt; Implementation of tags were not achieved</text:p>
            <text:p text:style-name="P11"/>
            <text:p text:style-name="P11"><text:span text:style-name="T2">4</text:span>.<text:span text:style-name="T3"> <text:s text:c="3"/></text:span>What will you do differently on the next <text:span text:style-name="T2">sprint</text:span> based on your experience working on this <text:span text:style-name="T2">current sprint</text:span>?</text:p>
            <text:p text:style-name="P7"><text:soft-page-break/>&gt; Strive to finish on time, study even more code, integrate all technologies fast</text:p>
          </table:table-cell>
        </table:table-row>
        <table:table-row>
          <table:table-cell table:style-name="Table1.A2" office:value-type="string">
            <text:p text:style-name="P1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6-03-21T22:18:37.824099612</dc:date>
    <meta:print-date>2006-07-28T14:33:00</meta:print-date>
    <meta:editing-cycles>13</meta:editing-cycles>
    <meta:editing-duration>PT1H55S</meta:editing-duration>
    <meta:generator>LibreOffice/4.4.3.2$Linux_X86_64 LibreOffice_project/40m0$Build-2</meta:generator>
    <dc:creator>tom </dc:creator>
    <meta:document-statistic meta:table-count="1" meta:image-count="0" meta:object-count="0" meta:page-count="2" meta:paragraph-count="24" meta:word-count="193" meta:character-count="1083" meta:non-whitespace-character-count="901"/>
  </office:meta>
</office:document-meta>
</file>